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itle">
      <style:text-properties style:font-name="Liberation Serif" fo:language="sv" fo:country="SE" officeooo:rsid="00096af7" officeooo:paragraph-rsid="00096af7"/>
    </style:style>
    <style:style style:name="P5" style:family="paragraph" style:parent-style-name="Heading_20_1">
      <style:text-properties fo:language="sv" fo:country="SE" officeooo:rsid="000f3c47" officeooo:paragraph-rsid="000f3c47"/>
    </style:style>
    <style:style style:name="P6" style:family="paragraph" style:parent-style-name="Heading_20_1">
      <style:text-properties officeooo:paragraph-rsid="004e94bc"/>
    </style:style>
    <style:style style:name="P7" style:family="paragraph" style:parent-style-name="Heading_20_1">
      <style:text-properties style:text-line-through-style="none" style:text-line-through-type="none" officeooo:rsid="0051a6db" officeooo:paragraph-rsid="0051a6db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3">
      <style:text-properties fo:language="sv" fo:country="SE" officeooo:paragraph-rsid="001fca21"/>
    </style:style>
    <style:style style:name="P14" style:family="paragraph" style:parent-style-name="Heading_20_3">
      <style:text-properties officeooo:paragraph-rsid="005328e8"/>
    </style:style>
    <style:style style:name="P15" style:family="paragraph" style:parent-style-name="Heading_20_3">
      <style:text-properties fo:language="en" fo:country="US" officeooo:paragraph-rsid="0055b5d1"/>
    </style:style>
    <style:style style:name="P16" style:family="paragraph" style:parent-style-name="Heading_20_3">
      <style:text-properties fo:language="en" fo:country="US" officeooo:paragraph-rsid="0056c83c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f6d7" officeooo:paragraph-rsid="0043f6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21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5b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fd4" officeooo:paragraph-rsid="00560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35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3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text-properties fo:language="sv" fo:country="SE" officeooo:paragraph-rsid="002bbccd"/>
    </style:style>
    <style:style style:name="P38" style:family="paragraph" style:parent-style-name="Text_20_body" style:list-style-name="L1">
      <style:text-properties fo:language="sv" fo:country="SE" officeooo:rsid="0037b70b" officeooo:paragraph-rsid="0037b70b"/>
    </style:style>
    <style:style style:name="P39" style:family="paragraph" style:parent-style-name="Text_20_body" style:list-style-name="L1">
      <style:text-properties fo:language="sv" fo:country="SE" officeooo:rsid="002bbccd" officeooo:paragraph-rsid="002bbccd"/>
    </style:style>
    <style:style style:name="P40" style:family="paragraph" style:parent-style-name="Text_20_body" style:list-style-name="L1">
      <style:text-properties fo:language="sv" fo:country="SE" officeooo:rsid="002bbccd" officeooo:paragraph-rsid="00358cb6"/>
    </style:style>
    <style:style style:name="P41" style:family="paragraph" style:parent-style-name="Text_20_body" style:list-style-name="L1">
      <style:text-properties fo:language="sv" fo:country="SE" officeooo:rsid="0032b964" officeooo:paragraph-rsid="0033ba8f"/>
    </style:style>
    <style:style style:name="P42" style:family="paragraph" style:parent-style-name="Text_20_body" style:list-style-name="L1">
      <style:text-properties fo:language="sv" fo:country="SE" officeooo:rsid="0030f7b5" officeooo:paragraph-rsid="0033ba8f"/>
    </style:style>
    <style:style style:name="P43" style:family="paragraph" style:parent-style-name="Text_20_body" style:list-style-name="L1">
      <style:text-properties fo:language="sv" fo:country="SE" officeooo:rsid="00358cb6" officeooo:paragraph-rsid="00358cb6"/>
    </style:style>
    <style:style style:name="P44" style:family="paragraph" style:parent-style-name="Text_20_body" style:list-style-name="L1">
      <style:text-properties fo:language="sv" fo:country="SE" officeooo:rsid="00358cb6" officeooo:paragraph-rsid="0043f6d7"/>
    </style:style>
    <style:style style:name="P45" style:family="paragraph" style:parent-style-name="Text_20_body" style:list-style-name="L3">
      <style:text-properties fo:language="sv" fo:country="SE" officeooo:rsid="0028584e" officeooo:paragraph-rsid="0028584e"/>
    </style:style>
    <style:style style:name="P46" style:family="paragraph" style:parent-style-name="Text_20_body" style:list-style-name="L3">
      <style:text-properties fo:language="sv" fo:country="SE" officeooo:rsid="003bfe99" officeooo:paragraph-rsid="003bfe99"/>
    </style:style>
    <style:style style:name="P47" style:family="paragraph" style:parent-style-name="Text_20_body" style:list-style-name="L3">
      <style:text-properties fo:language="sv" fo:country="SE" officeooo:rsid="003cbe02" officeooo:paragraph-rsid="003cbe02"/>
    </style:style>
    <style:style style:name="P48" style:family="paragraph" style:parent-style-name="Text_20_body" style:list-style-name="L3">
      <style:text-properties fo:language="sv" fo:country="SE" officeooo:rsid="003dc4b5" officeooo:paragraph-rsid="003dc4b5"/>
    </style:style>
    <style:style style:name="P49" style:family="paragraph" style:parent-style-name="Text_20_body">
      <style:text-properties fo:language="sv" fo:country="SE" officeooo:rsid="001030ee" officeooo:paragraph-rsid="00401c78"/>
    </style:style>
    <style:style style:name="P50" style:family="paragraph" style:parent-style-name="Text_20_body" style:list-style-name="L1">
      <style:text-properties fo:language="sv" fo:country="SE" officeooo:rsid="0044e9e1" officeooo:paragraph-rsid="0044e9e1"/>
    </style:style>
    <style:style style:name="P51" style:family="paragraph" style:parent-style-name="Text_20_body" style:list-style-name="L3">
      <style:text-properties fo:language="sv" fo:country="SE" officeooo:rsid="0044e9e1" officeooo:paragraph-rsid="0044e9e1"/>
    </style:style>
    <style:style style:name="P52" style:family="paragraph" style:parent-style-name="Text_20_body" style:list-style-name="L3">
      <style:text-properties fo:language="sv" fo:country="SE" officeooo:rsid="0046af89" officeooo:paragraph-rsid="0046af89"/>
    </style:style>
    <style:style style:name="P53" style:family="paragraph" style:parent-style-name="Text_20_body">
      <style:text-properties fo:language="sv" fo:country="SE" officeooo:rsid="004701e7" officeooo:paragraph-rsid="0048a5f6"/>
    </style:style>
    <style:style style:name="P54" style:family="paragraph" style:parent-style-name="Text_20_body">
      <style:text-properties fo:language="sv" fo:country="SE" officeooo:rsid="004a5371" officeooo:paragraph-rsid="004a5371"/>
    </style:style>
    <style:style style:name="P55" style:family="paragraph" style:parent-style-name="Text_20_body" style:list-style-name="L4">
      <style:text-properties fo:language="sv" fo:country="SE" officeooo:rsid="004a5371" officeooo:paragraph-rsid="004a5371"/>
    </style:style>
    <style:style style:name="P56" style:family="paragraph" style:parent-style-name="Text_20_body" style:list-style-name="L4">
      <style:text-properties fo:language="sv" fo:country="SE" officeooo:paragraph-rsid="004a5371"/>
    </style:style>
    <style:style style:name="P57" style:family="paragraph" style:parent-style-name="Text_20_body">
      <style:text-properties fo:language="sv" fo:country="SE" officeooo:rsid="005328e8" officeooo:paragraph-rsid="005328e8"/>
    </style:style>
    <style:style style:name="P58" style:family="paragraph" style:parent-style-name="Text_20_body">
      <style:text-properties fo:language="sv" fo:country="SE" officeooo:rsid="005328e8" officeooo:paragraph-rsid="0055245e"/>
    </style:style>
    <style:style style:name="P59" style:family="paragraph" style:parent-style-name="Text_20_body">
      <style:text-properties style:font-name="Liberation Sans1" fo:language="sv" fo:country="SE" officeooo:rsid="0028584e" officeooo:paragraph-rsid="0028584e"/>
    </style:style>
    <style:style style:name="P60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61" style:family="paragraph" style:parent-style-name="Text_20_body" style:list-style-name="L4">
      <style:text-properties style:font-name="Liberation Sans1" fo:language="sv" fo:country="SE" officeooo:rsid="004b0018" officeooo:paragraph-rsid="004b0018"/>
    </style:style>
    <style:style style:name="P62" style:family="paragraph" style:parent-style-name="Text_20_body">
      <style:text-properties style:font-name="Liberation Sans1" fo:language="sv" fo:country="SE" officeooo:rsid="004b0018" officeooo:paragraph-rsid="0056c83c"/>
    </style:style>
    <style:style style:name="P63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6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65" style:family="paragraph" style:parent-style-name="Text_20_body" style:list-style-name="L3">
      <style:text-properties officeooo:rsid="0028584e" officeooo:paragraph-rsid="0028584e"/>
    </style:style>
    <style:style style:name="P66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67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68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69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70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71" style:family="paragraph" style:parent-style-name="Text_20_body" style:list-style-name="L1">
      <style:text-properties style:text-line-through-style="solid" style:text-line-through-type="single" fo:language="sv" fo:country="SE" officeooo:rsid="00358cb6" officeooo:paragraph-rsid="00358cb6"/>
    </style:style>
    <style:style style:name="P72" style:family="paragraph" style:parent-style-name="Text_20_body">
      <style:text-properties style:text-line-through-style="solid" style:text-line-through-type="single" fo:language="sv" fo:country="SE" officeooo:rsid="004e94bc" officeooo:paragraph-rsid="004e94bc"/>
    </style:style>
    <style:style style:name="P73" style:family="paragraph" style:parent-style-name="Text_20_body">
      <style:text-properties style:text-line-through-style="solid" style:text-line-through-type="single" fo:language="sv" fo:country="SE" officeooo:rsid="004fdaed" officeooo:paragraph-rsid="004fdaed"/>
    </style:style>
    <style:style style:name="P74" style:family="paragraph" style:parent-style-name="Text_20_body">
      <style:text-properties style:text-line-through-style="solid" style:text-line-through-type="single" fo:language="sv" fo:country="SE" officeooo:rsid="004ff6b3" officeooo:paragraph-rsid="004ff6b3"/>
    </style:style>
    <style:style style:name="P75" style:family="paragraph" style:parent-style-name="Text_20_body">
      <style:text-properties style:text-line-through-style="solid" style:text-line-through-type="single" fo:language="sv" fo:country="SE" officeooo:rsid="0050dba8" officeooo:paragraph-rsid="0050dba8"/>
    </style:style>
    <style:style style:name="P76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77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78" style:family="paragraph" style:parent-style-name="Text_20_body" style:list-style-name="L7">
      <style:text-properties style:text-line-through-style="solid" style:text-line-through-type="single" officeooo:paragraph-rsid="004ff6b3"/>
    </style:style>
    <style:style style:name="P79" style:family="paragraph" style:parent-style-name="Text_20_body" style:list-style-name="L8">
      <style:text-properties officeooo:paragraph-rsid="00560fd4"/>
    </style:style>
    <style:style style:name="P80" style:family="paragraph" style:parent-style-name="Text_20_body" style:list-style-name="L8">
      <style:text-properties officeooo:rsid="00560fd4" officeooo:paragraph-rsid="00560fd4"/>
    </style:style>
    <style:style style:name="P81" style:family="paragraph" style:parent-style-name="Text_20_body">
      <style:text-properties officeooo:paragraph-rsid="0056c83c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fo:language="sv" fo:country="SE" officeooo:rsid="0055245e"/>
    </style:style>
    <style:style style:name="T26" style:family="text">
      <style:text-properties style:font-name="Liberation Sans1" fo:language="sv" fo:country="SE" officeooo:rsid="0055b5d1"/>
    </style:style>
    <style:style style:name="T27" style:family="text">
      <style:text-properties style:font-name="Liberation Sans1" fo:language="sv" fo:country="SE" officeooo:rsid="0056c83c"/>
    </style:style>
    <style:style style:name="T28" style:family="text">
      <style:text-properties style:font-name="Liberation Sans1" officeooo:rsid="00401c78"/>
    </style:style>
    <style:style style:name="T29" style:family="text">
      <style:text-properties style:font-name="Liberation Sans1" officeooo:rsid="004134f9"/>
    </style:style>
    <style:style style:name="T30" style:family="text">
      <style:text-properties style:font-name="Liberation Sans1" officeooo:rsid="00413dd3"/>
    </style:style>
    <style:style style:name="T31" style:family="text">
      <style:text-properties style:font-name="Liberation Sans1" officeooo:rsid="0043f6d7"/>
    </style:style>
    <style:style style:name="T32" style:family="text">
      <style:text-properties style:font-name="Liberation Sans1" officeooo:rsid="0044e9e1"/>
    </style:style>
    <style:style style:name="T33" style:family="text">
      <style:text-properties style:font-name="Liberation Sans1" officeooo:rsid="004c3552"/>
    </style:style>
    <style:style style:name="T34" style:family="text">
      <style:text-properties style:font-name="Liberation Sans1" officeooo:rsid="0055245e"/>
    </style:style>
    <style:style style:name="T35" style:family="text">
      <style:text-properties style:font-name="Liberation Sans1" officeooo:rsid="0055b5d1"/>
    </style:style>
    <style:style style:name="T36" style:family="text">
      <style:text-properties officeooo:rsid="0035edfb"/>
    </style:style>
    <style:style style:name="T37" style:family="text">
      <style:text-properties officeooo:rsid="0037b70b"/>
    </style:style>
    <style:style style:name="T38" style:family="text">
      <style:text-properties officeooo:rsid="0039491b"/>
    </style:style>
    <style:style style:name="T39" style:family="text">
      <style:text-properties officeooo:rsid="003cbe02"/>
    </style:style>
    <style:style style:name="T40" style:family="text">
      <style:text-properties officeooo:rsid="003dc4b5"/>
    </style:style>
    <style:style style:name="T41" style:family="text">
      <style:text-properties fo:language="sv" fo:country="SE"/>
    </style:style>
    <style:style style:name="T42" style:family="text">
      <style:text-properties fo:language="sv" fo:country="SE" officeooo:rsid="003cbe02"/>
    </style:style>
    <style:style style:name="T43" style:family="text">
      <style:text-properties fo:language="sv" fo:country="SE" officeooo:rsid="00296a5f"/>
    </style:style>
    <style:style style:name="T44" style:family="text">
      <style:text-properties fo:language="sv" fo:country="SE" officeooo:rsid="00131c86"/>
    </style:style>
    <style:style style:name="T45" style:family="text">
      <style:text-properties fo:language="sv" fo:country="SE" officeooo:rsid="004ff6b3"/>
    </style:style>
    <style:style style:name="T46" style:family="text">
      <style:text-properties fo:language="sv" fo:country="SE" officeooo:rsid="0055245e"/>
    </style:style>
    <style:style style:name="T47" style:family="text">
      <style:text-properties fo:language="sv" fo:country="SE" officeooo:rsid="00560fd4"/>
    </style:style>
    <style:style style:name="T48" style:family="text">
      <style:text-properties style:text-line-through-style="solid" style:text-line-through-type="single"/>
    </style:style>
    <style:style style:name="T49" style:family="text">
      <style:text-properties style:text-line-through-style="solid" style:text-line-through-type="single" officeooo:rsid="00401c78"/>
    </style:style>
    <style:style style:name="T50" style:family="text">
      <style:text-properties style:text-line-through-style="solid" style:text-line-through-type="single" style:font-name="Liberation Sans1" officeooo:rsid="003f8d95"/>
    </style:style>
    <style:style style:name="T51" style:family="text">
      <style:text-properties style:text-line-through-style="solid" style:text-line-through-type="single" style:font-name="Liberation Sans1" officeooo:rsid="00401c78"/>
    </style:style>
    <style:style style:name="T52" style:family="text">
      <style:text-properties officeooo:rsid="004701e7"/>
    </style:style>
    <style:style style:name="T53" style:family="text">
      <style:text-properties officeooo:rsid="0048a5f6"/>
    </style:style>
    <style:style style:name="T54" style:family="text">
      <style:text-properties officeooo:rsid="004a5371"/>
    </style:style>
    <style:style style:name="T55" style:family="text">
      <style:text-properties officeooo:rsid="004b0018"/>
    </style:style>
    <style:style style:name="T56" style:family="text">
      <style:text-properties fo:language="en" fo:country="US"/>
    </style:style>
    <style:style style:name="T57" style:family="text">
      <style:text-properties fo:language="en" fo:country="US" officeooo:rsid="004c3552"/>
    </style:style>
    <style:style style:name="T58" style:family="text">
      <style:text-properties fo:language="en" fo:country="US" officeooo:rsid="004701e7"/>
    </style:style>
    <style:style style:name="T59" style:family="text">
      <style:text-properties officeooo:rsid="005328e8"/>
    </style:style>
    <style:style style:name="T60" style:family="text">
      <style:text-properties officeooo:rsid="0055245e"/>
    </style:style>
    <style:style style:name="T61" style:family="text">
      <style:text-properties officeooo:rsid="0055b5d1"/>
    </style:style>
    <style:style style:name="T62" style:family="text">
      <style:text-properties officeooo:rsid="00560fd4"/>
    </style:style>
    <style:style style:name="T63" style:family="text">
      <style:text-properties officeooo:rsid="0056c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ssword Manager</text:p>
      <text:h text:style-name="Heading_20_1" text:outline-level="1"><text:span text:style-name="T44">1. </text:span><text:span text:style-name="T41">Stack</text:span></text:h>
      <text:h text:style-name="P11" text:outline-level="2"><text:span text:style-name="T4">1.1 </text:span>Database</text:h>
      <text:p text:style-name="P49"><text:span text:style-name="T18">Blir förmodligen SQLite, en databashanterare som enkelt kan installeras på varje maskin. </text:span><text:span text:style-name="T49">E</text:span><text:span text:style-name="T50">fter man installerat appen </text:span><text:span text:style-name="T51">och </text:span><text:span text:style-name="T50">när man skapa</text:span><text:span text:style-name="T51">r</text:span><text:span text:style-name="T50"> ny användare, så skapas en ny databas åt den användaren. </text:span><text:span text:style-name="T51">D</text:span><text:span text:style-name="T50">etta hjälper till att skilja åt de olika användarna så de kan </text:span><text:span text:style-name="T51">ta bort, </text:span><text:span text:style-name="T50">återställa eller spara databasen någon annanstans.</text:span></text:p>
      <text:list xml:id="list3804149063" text:style-name="L1">
        <text:list-item>
          <text:p text:style-name="P66"><text:span text:style-name="T28">Applikationen bör ha en </text:span><text:span text:style-name="T29">admin som kan</text:span></text:p>
          <text:list>
            <text:list-item>
              <text:p text:style-name="P68"><text:span text:style-name="T22">lägga till en användare</text:span></text:p>
            </text:list-item>
            <text:list-item>
              <text:p text:style-name="P68"><text:span text:style-name="T22">ta bort en användare</text:span></text:p>
            </text:list-item>
            <text:list-item>
              <text:p text:style-name="P68"><text:span text:style-name="T22">återställa en användare</text:span></text:p>
              <text:list>
                <text:list-item>
                  <text:p text:style-name="P68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67"><text:span text:style-name="T28">Applikationen bör ha en generell databas </text:span></text:p>
          <text:list>
            <text:list-item>
              <text:p text:style-name="P67"><text:span text:style-name="T28">som innehåller antalet användare</text:span></text:p>
            </text:list-item>
            <text:list-item>
              <text:p text:style-name="P69"><text:span text:style-name="T22">som sparar deras inställningar</text:span></text:p>
            </text:list-item>
            <text:list-item>
              <text:p text:style-name="P68"><text:span text:style-name="T22">tar man bort en användare så tas även användarens databas </text:span><text:span text:style-name="T30">och inställningar </text:span><text:span text:style-name="T22">bort</text:span></text:p>
            </text:list-item>
          </text:list>
        </text:list-item>
        <text:list-item>
          <text:p text:style-name="P66"><text:span text:style-name="T28">Applikationen bör ha en databas </text:span><text:span text:style-name="T29">för varje unik användare</text:span></text:p>
          <text:list>
            <text:list-item>
              <text:p text:style-name="P68"><text:span text:style-name="T29">d</text:span><text:span text:style-name="T22">enna databas innehåller användarens sparade lösenord</text:span></text:p>
            </text:list-item>
          </text:list>
        </text:list-item>
        <text:list-item>
          <text:p text:style-name="P37"><text:span text:style-name="T21">M</text:span><text:span text:style-name="T17">an bör kunna använda databasen som en fil</text:span></text:p>
        </text:list-item>
        <text:list-item>
          <text:p text:style-name="P38">Man ska kunna säkerhetskopiera filen</text:p>
        </text:list-item>
        <text:list-item>
          <text:p text:style-name="P39"><text:span text:style-name="T19">Man </text:span>ska kunna <text:span text:style-name="T37">begå CRUD mot </text:span><text:span text:style-name="T19">filen var </text:span>man vill</text:p>
          <text:list>
            <text:list-item>
              <text:p text:style-name="P41">lokalt</text:p>
            </text:list-item>
            <text:list-item>
              <text:p text:style-name="P42">remote, tex. någon cloud service</text:p>
              <text:list>
                <text:list-item>
                  <text:p text:style-name="P42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39"><text:span text:style-name="T19">Man ska kunna </text:span>återställa <text:span text:style-name="T19">filen</text:span></text:p>
        </text:list-item>
        <text:list-item>
          <text:p text:style-name="P40"><text:span text:style-name="T21">Man ska kunna välja vilken </text:span><text:span text:style-name="T23">kryptering man vill använda </text:span><text:span text:style-name="T32">på lösenordet </text:span><text:span text:style-name="T31">av de som är tillgängliga </text:span><text:span text:style-name="T32">i applikationen</text:span></text:p>
          <text:list>
            <text:list-item>
              <text:p text:style-name="P60">ingen kryptering</text:p>
            </text:list-item>
            <text:list-item>
              <text:p text:style-name="P44"><text:soft-page-break/><text:span text:style-name="T24">The Advanced Encryption Standard (AES) </text:span><text:span text:style-name="T31">(förvald, </text:span><text:span text:style-name="T22">standard</text:span><text:span text:style-name="T31">)</text:span></text:p>
              <text:list>
                <text:list-item>
                  <text:p text:style-name="P43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71">Triple DES</text:p>
            </text:list-item>
            <text:list-item>
              <text:p text:style-name="P71">Twofish</text:p>
            </text:list-item>
            <text:list-item>
              <text:p text:style-name="P50">man ska kunna byta kryptering på lösenordet</text:p>
              <text:list>
                <text:list-item>
                  <text:p text:style-name="P50">eller på alla lösenord på en gång</text:p>
                </text:list-item>
              </text:list>
            </text:list-item>
          </text:list>
        </text:list-item>
        <text:list-item>
          <text:p text:style-name="P70">Man ska kunna använda samma app upp till ett visst antal olika användare</text:p>
          <text:list>
            <text:list-item>
              <text:p text:style-name="P70"><text:span text:style-name="T37">a</text:span>ntalet olika användare baseras på giltig licens</text:p>
            </text:list-item>
            <text:list-item>
              <text:p text:style-name="P76"><text:span text:style-name="T38">m</text:span><text:span text:style-name="T36">an ska kunna använda appen på andra enheter, </text:span><text:span text:style-name="T38">helt gratis</text:span></text:p>
              <text:list>
                <text:list-item>
                  <text:p text:style-name="P76">om man vill synka med andra enheter, så måste man först återställa filen ifrån den förvalda enheten</text:p>
                </text:list-item>
              </text:list>
            </text:list-item>
            <text:list-item>
              <text:p text:style-name="P77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3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34">users</text:p>
          </table:table-cell>
          <table:table-cell table:style-name="Table1.A1" office:value-type="string">
            <text:p text:style-name="P29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29">password<text:line-break/>varchar(512)<text:line-break/>not null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G1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35">encryptions</text:p>
          </table:table-cell>
          <table:table-cell table:style-name="Table1.A2" office:value-type="string">
            <text:p text:style-name="P24">name</text:p>
            <text:p text:style-name="P24">text</text:p>
            <text:p text:style-name="P25">pk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9">passwords</text:p>
          </table:table-cell>
          <table:table-cell table:style-name="Table1.A2" office:value-type="string">
            <text:p text:style-name="P22">title<text:line-break/>varchar(128)<text:line-break/>not null</text:p>
          </table:table-cell>
          <table:table-cell table:style-name="Table1.A2" office:value-type="string">
            <text:p text:style-name="P19">username<text:line-break/>varchar(256)<text:line-break/>null</text:p>
          </table:table-cell>
          <table:table-cell table:style-name="Table1.A2" office:value-type="string">
            <text:p text:style-name="P20">password<text:line-break/>varchar(256)<text:line-break/>null</text:p>
          </table:table-cell>
          <table:table-cell table:style-name="Table1.A2" office:value-type="string">
            <text:p text:style-name="P19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23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21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1" text:outline-level="2"><text:span text:style-name="T4">1.2 </text:span>Backend</text:h>
      <text:p text:style-name="P59">Electron. </text:p>
      <text:h text:style-name="P8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5" text:outline-level="1"><text:soft-page-break/><text:span text:style-name="T6">2. </text:span><text:span text:style-name="T5">Actions</text:span></text:h>
      <text:h text:style-name="P12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63">användarnamn</text:p>
        </text:list-item>
        <text:list-item>
          <text:p text:style-name="P63">lösenord</text:p>
        </text:list-item>
        <text:list-item>
          <text:p text:style-name="P63">url</text:p>
        </text:list-item>
        <text:list-item>
          <text:p text:style-name="P63">beskrivning</text:p>
        </text:list-item>
      </text:list>
      <text:h text:style-name="P10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75808057450985" text:continue-numbering="true" text:style-name="L2">
        <text:list-item>
          <text:p text:style-name="P63">användarnamn</text:p>
        </text:list-item>
        <text:list-item>
          <text:p text:style-name="P63">lösenord</text:p>
        </text:list-item>
        <text:list-item>
          <text:p text:style-name="P63">url</text:p>
        </text:list-item>
        <text:list-item>
          <text:p text:style-name="P63">beskrivning</text:p>
        </text:list-item>
      </text:list>
      <text:h text:style-name="P9" text:outline-level="2"><text:span text:style-name="T4">2.3 </text:span>Delete</text:h>
      <text:p text:style-name="P64">Ta bort en container.</text:p>
      <text:h text:style-name="Heading_20_2" text:outline-level="2">2.4 Create</text:h>
      <text:list xml:id="list2232264476" text:style-name="L8">
        <text:list-item>
          <text:p text:style-name="P79"><text:span text:style-name="T47">skapa ett lösenord</text:span></text:p>
          <text:list>
            <text:list-item>
              <text:p text:style-name="P80"><text:span text:style-name="T41">eget</text:span></text:p>
            </text:list-item>
            <text:list-item>
              <text:p text:style-name="P80"><text:span text:style-name="T41">slumpmässigt</text:span></text:p>
            </text:list-item>
          </text:list>
        </text:list-item>
      </text:list>
      <text:h text:style-name="Heading_20_1" text:outline-level="1">3. Technical <text:span text:style-name="T52">documentation</text:span></text:h>
      <text:h text:style-name="Heading_20_2" text:outline-level="2">3.1 Encryption</text:h>
      <text:p text:style-name="P53">När man sparar ett lösenord så ska <text:span text:style-name="T53">man kryptera/avkryptera </text:span>det med ett master lösenord. <text:span text:style-name="T53">Detta lösenord skall vara användarens </text:span><text:span text:style-name="T33">master</text:span><text:span text:style-name="T53">/secret key. </text:span>Tanken är att ifall någon kommer över databasen så ser man vilken kryptering som använts, och då blir det ganska enkelt att avkryptera det lagrade lösenordet i databasen. Men om man använder denna <text:span text:style-name="T53">nyckel (</text:span>master lösenord<text:span text:style-name="T53">)</text:span>, så kommer <text:span text:style-name="T53">det genereras fel slags </text:span>lösenord <text:span text:style-name="T53">om man inte har rätt nyckel</text:span>.</text:p>
      <text:h text:style-name="P14" text:outline-level="3"><text:soft-page-break/>3.1.1 <text:span text:style-name="T59">Plain text</text:span></text:h>
      <text:p text:style-name="P57">Detta val gör att lösenordet kommer vara synlig i ren text form i databasen.</text:p>
      <text:h text:style-name="Heading_20_3" text:outline-level="3">3.1.2 AES <text:span text:style-name="T60">encryption with a 256-bit key stored</text:span></text:h>
      <text:p text:style-name="P58">Detta val gör att lösenordet kommer vara <text:span text:style-name="T60">krypterat efter </text:span><text:span text:style-name="T34">AES algoritmen med en </text:span><text:span text:style-name="T35">privat </text:span><text:span text:style-name="T34">nyckel. </text:span><text:span text:style-name="T35">Här kan programmet slumpmässigt ta fram ett lösenord och salt för att producera en nyckel som sparas i databasen.</text:span></text:p>
      <text:h text:style-name="P15" text:outline-level="3">3.1.<text:span text:style-name="T61">3</text:span> AES <text:span text:style-name="T60">encryption with a 256-bit key </text:span><text:span text:style-name="T61">randomized and not stored</text:span></text:h>
      <text:p text:style-name="P81"><text:span text:style-name="T46">Detta val gör att lösenordet kommer vara krypterat efter </text:span><text:span text:style-name="T25">AES algoritmen med en </text:span><text:span text:style-name="T26">privat </text:span><text:span text:style-name="T25">nyckel. </text:span><text:span text:style-name="T27">Användaren behöver spara nyckeln, som genereras av ett slumpmässigt lösenord och salt. Varje gång användaren vill spara/ändra/se lösenordet, så måste han använda den genererade nyckeln.</text:span></text:p>
      <text:h text:style-name="P16" text:outline-level="3">3.1.<text:span text:style-name="T63">4</text:span> AES <text:span text:style-name="T60">encryption with a 256-bit key </text:span><text:span text:style-name="T61">not stored</text:span></text:h>
      <text:p text:style-name="P62"><text:span text:style-name="T60">Detta val gör att lösenordet kommer vara krypterat efter AES algoritmen med en </text:span><text:span text:style-name="T61">privat </text:span><text:span text:style-name="T60">nyckel. </text:span><text:span text:style-name="T63">Användaren måste använda sin egna nyckel för att spara/ändra/se lösenordet. Ingen nyckel ska genereras.</text:span></text:p>
      <text:h text:style-name="P7" text:outline-level="1">4. Settings</text:h>
      <text:h text:style-name="Heading_20_2" text:outline-level="2">4.1 Security</text:h>
      <table:table table:name="Table3" table:style-name="Table3" table:template-name="Default Style">
        <table:table-column table:style-name="Table3.A" table:number-columns-repeated="2"/>
        <table:table-row table:style-name="TableLine94513482402992">
          <table:table-cell table:style-name="Table3.A1" office:value-type="string">
            <text:p text:style-name="P26">Level of security</text:p>
          </table:table-cell>
          <table:table-cell table:style-name="Table3.B1" office:value-type="string">
            <text:p text:style-name="P26">Features</text:p>
          </table:table-cell>
        </table:table-row>
        <table:table-row table:style-name="Table3.2">
          <table:table-cell table:style-name="Table3.A2" office:value-type="string">
            <text:p text:style-name="P26">plain text</text:p>
          </table:table-cell>
          <table:table-cell table:style-name="Table3.B2" office:value-type="string">
            <text:p text:style-name="P26">no encryption</text:p>
          </table:table-cell>
        </table:table-row>
        <table:table-row table:style-name="Table3.2">
          <table:table-cell table:style-name="Table3.A2" office:value-type="string">
            <text:p text:style-name="P26">encryption with the key saved in db</text:p>
          </table:table-cell>
          <table:table-cell table:style-name="Table3.B2" office:value-type="string">
            <text:p text:style-name="P26">aes encryption; <text:span text:style-name="T61">randomized password and salt </text:span><text:span text:style-name="T62">to produce the key</text:span></text:p>
          </table:table-cell>
        </table:table-row>
        <table:table-row table:style-name="Table3.2">
          <table:table-cell table:style-name="Table3.A2" office:value-type="string">
            <text:p text:style-name="P26">encryption without saving the <text:span text:style-name="T61">randomized </text:span>key in db</text:p>
          </table:table-cell>
          <table:table-cell table:style-name="Table3.B2" office:value-type="string">
            <text:p text:style-name="P27">aes encryption; <text:span text:style-name="T61">user needs to save the key </text:span><text:span text:style-name="T62">(made by a randomized password and salt) </text:span><text:span text:style-name="T61">somewhere; </text:span>user needs to add the key for each save/view of the password; </text:p>
          </table:table-cell>
        </table:table-row>
        <table:table-row table:style-name="TableLine94513482402992">
          <table:table-cell table:style-name="Table3.A2" office:value-type="string">
            <text:p text:style-name="P27">encryption without saving the <text:span text:style-name="T61">same </text:span>key in db</text:p>
          </table:table-cell>
          <table:table-cell table:style-name="Table3.B2" office:value-type="string">
            <text:p text:style-name="P28">aes encryption; since user will provide its own master key, no key should be produced by the system;</text:p>
          </table:table-cell>
        </table:table-row>
      </table:table>
      <text:h text:style-name="Heading_20_1" text:outline-level="1"><text:span text:style-name="T48">Versions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36">Features</text:p>
          </table:table-cell>
          <table:table-cell table:style-name="Table2.A1" office:value-type="string">
            <text:p text:style-name="P36">Basic</text:p>
          </table:table-cell>
          <table:table-cell table:style-name="Table2.C1" office:value-type="string">
            <text:p text:style-name="P36">Professional</text:p>
          </table:table-cell>
        </table:table-row>
        <table:table-row table:style-name="Table2.2">
          <table:table-cell table:style-name="Table2.A2" office:value-type="string">
            <text:p text:style-name="P31">encryption</text:p>
          </table:table-cell>
          <table:table-cell table:style-name="Table2.A2" office:value-type="string">
            <text:p text:style-name="P31">false</text:p>
          </table:table-cell>
          <table:table-cell table:style-name="Table2.C2" office:value-type="string">
            <text:p text:style-name="P31">true</text:p>
          </table:table-cell>
        </table:table-row>
        <table:table-row table:style-name="TableLine94513583851648">
          <table:table-cell table:style-name="Table2.A2" office:value-type="string">
            <text:p text:style-name="P31">restore db</text:p>
          </table:table-cell>
          <table:table-cell table:style-name="Table2.A2" office:value-type="string">
            <text:p text:style-name="P31">true</text:p>
          </table:table-cell>
          <table:table-cell table:style-name="Table2.C2" office:value-type="string">
            <text:p text:style-name="P31">true</text:p>
          </table:table-cell>
        </table:table-row>
        <text:soft-page-break/>
        <table:table-row table:style-name="TableLine94513583851648">
          <table:table-cell table:style-name="Table2.A2" office:value-type="string">
            <text:p text:style-name="P31">save db remotely</text:p>
          </table:table-cell>
          <table:table-cell table:style-name="Table2.A2" office:value-type="string">
            <text:p text:style-name="P31">false</text:p>
          </table:table-cell>
          <table:table-cell table:style-name="Table2.C2" office:value-type="string">
            <text:p text:style-name="P31">true</text:p>
          </table:table-cell>
        </table:table-row>
        <table:table-row table:style-name="TableLine94513583851648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2"/>
          </table:table-cell>
        </table:table-row>
        <table:table-row table:style-name="TableLine94513583851648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2"/>
          </table:table-cell>
        </table:table-row>
        <table:table-row table:style-name="TableLine94513583851648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2"/>
          </table:table-cell>
        </table:table-row>
      </table:table>
      <text:p text:style-name="P72"/>
      <text:p text:style-name="P73">Man bör ha olika mappar för de olika versionerna. <text:span text:style-name="T22">Moduler som ingår i båda versionerna ska ligga på en och samma plats. Detta gör att det blir s</text:span>midigt att jobba i dem istället för att kopiera in ändringar till samma moduler på olika platser.</text:p>
      <text:p text:style-name="P74"><text:span text:style-name="T22">Överväga</text:span>:</text:p>
      <text:list xml:id="list460102317" text:style-name="L7">
        <text:list-item>
          <text:p text:style-name="P78"><text:span text:style-name="T45">Vissa moduler, tex. db, har insert för password. Denna har en enc_id.</text:span></text:p>
          <text:list>
            <text:list-item>
              <text:p text:style-name="P78"><text:span text:style-name="T45">Kanske enklare att ha båda tabellerna i båda versionerna? Fast i basic räcker det med plain text.</text:span></text:p>
            </text:list-item>
          </text:list>
        </text:list-item>
      </text:list>
      <text:p text:style-name="P75"/>
      <text:p text:style-name="P75">1. Valt att behålla båda tabellerna, kan då behålla samma modul för CRUD/insert.</text:p>
      <text:h text:style-name="P6" text:outline-level="1"><text:span text:style-name="T57">X</text:span><text:span text:style-name="T58">. </text:span><text:span text:style-name="T56">Things to consider</text:span></text:h>
      <text:list xml:id="list2413780567" text:style-name="L3">
        <text:list-item>
          <text:p text:style-name="P45"><text:span text:style-name="T39">P</text:span>ackaging <text:span text:style-name="T16">(https://www.electronjs.org/docs/latest/tutorial/tutorial-packaging)</text:span></text:p>
        </text:list-item>
        <text:list-item>
          <text:p text:style-name="P65"><text:span text:style-name="T42">P</text:span><text:span text:style-name="T41">ublishing </text:span><text:span text:style-name="T43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43">)</text:span></text:p>
        </text:list-item>
        <text:list-item>
          <text:p text:style-name="P46">Kolla licenserna för de moduler du installera<text:span text:style-name="T39">t</text:span></text:p>
        </text:list-item>
        <text:list-item>
          <text:p text:style-name="P47">Logg<text:span text:style-name="T40">n</text:span>ing kommer behövas</text:p>
        </text:list-item>
        <text:list-item>
          <text:p text:style-name="P48">Kolla hur man kan slänga exceptions i windows dialogen, liknande alert med egen text</text:p>
        </text:list-item>
        <text:list-item>
          <text:p text:style-name="P51">Man kanske ska tillåta användaren att hash:a databasfilen?</text:p>
        </text:list-item>
        <text:list-item>
          <text:p text:style-name="P52">Tänk på säkerhet</text:p>
          <text:list>
            <text:list-item>
              <text:p text:style-name="P52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10T17:58:07.895509900</dc:date>
    <meta:editing-duration>P38DT4H3M27S</meta:editing-duration>
    <meta:editing-cycles>44</meta:editing-cycles>
    <meta:generator>LibreOffice/7.0.4.2$Linux_X86_64 LibreOffice_project/00$Build-2</meta:generator>
    <meta:document-statistic meta:table-count="3" meta:image-count="0" meta:object-count="0" meta:page-count="5" meta:paragraph-count="123" meta:word-count="925" meta:character-count="5626" meta:non-whitespace-character-count="4873"/>
  </office:meta>
</office:document-meta>
</file>